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5.849cm" fo:margin-left="1.175cm" fo:margin-right="-0.023cm" table:align="margins"/>
    </style:style>
    <style:style style:name="Tabla1.A" style:family="table-column">
      <style:table-column-properties style:column-width="15.849cm" style:rel-column-width="65535*"/>
    </style:style>
    <style:style style:name="Tabla1.A1" style:family="table-cell">
      <style:table-cell-properties fo:padding="0.097cm" fo:border="0.05pt solid #000000"/>
    </style:style>
    <style:style style:name="Tabla2" style:family="table">
      <style:table-properties style:width="15.875cm" fo:margin-left="1.148cm" fo:margin-right="-0.023cm" table:align="margins"/>
    </style:style>
    <style:style style:name="Tabla2.A" style:family="table-column">
      <style:table-column-properties style:column-width="15.875cm" style:rel-column-width="65535*"/>
    </style:style>
    <style:style style:name="Tabla2.A1" style:family="table-cell">
      <style:table-cell-properties fo:padding="0.097cm" fo:border="0.05pt solid #000000"/>
    </style:style>
    <style:style style:name="Tabla3" style:family="table">
      <style:table-properties style:width="15.928cm" fo:margin-left="1.095cm" fo:margin-right="-0.023cm" table:align="margins"/>
    </style:style>
    <style:style style:name="Tabla3.A" style:family="table-column">
      <style:table-column-properties style:column-width="15.928cm" style:rel-column-width="65535*"/>
    </style:style>
    <style:style style:name="Tabla3.A1" style:family="table-cell">
      <style:table-cell-properties fo:padding="0.097cm" fo:border="0.05pt solid #000000"/>
    </style:style>
    <style:style style:name="Tabla4" style:family="table">
      <style:table-properties style:width="15.875cm" fo:margin-left="1.148cm" fo:margin-right="-0.023cm" table:align="margins"/>
    </style:style>
    <style:style style:name="Tabla4.A" style:family="table-column">
      <style:table-column-properties style:column-width="15.875cm" style:rel-column-width="65535*"/>
    </style:style>
    <style:style style:name="Tabla4.A1" style:family="table-cell">
      <style:table-cell-properties fo:padding="0.097cm" fo:border="0.05pt solid #000000"/>
    </style:style>
    <style:style style:name="Tabla5" style:family="table">
      <style:table-properties style:width="15.901cm" fo:margin-left="1.122cm" fo:margin-right="-0.023cm" table:align="margins"/>
    </style:style>
    <style:style style:name="Tabla5.A" style:family="table-column">
      <style:table-column-properties style:column-width="15.901cm" style:rel-column-width="65535*"/>
    </style:style>
    <style:style style:name="Tabla5.A1" style:family="table-cell">
      <style:table-cell-properties fo:padding="0.097cm" fo:border="0.05pt solid #000000"/>
    </style:style>
    <style:style style:name="Table1" style:family="table">
      <style:table-properties style:width="15.928cm" fo:margin-left="1.095cm" fo:margin-right="-0.023cm" table:align="margins"/>
    </style:style>
    <style:style style:name="Table1.A" style:family="table-column">
      <style:table-column-properties style:column-width="15.928cm" style:rel-column-width="65535*"/>
    </style:style>
    <style:style style:name="Table1.A1" style:family="table-cell">
      <style:table-cell-properties fo:padding="0.097cm" fo:border="0.05pt solid #000000"/>
    </style:style>
    <style:style style:name="Tabla6" style:family="table">
      <style:table-properties style:width="15.928cm" fo:margin-left="1.095cm" fo:margin-right="-0.023cm" table:align="margins"/>
    </style:style>
    <style:style style:name="Tabla6.A" style:family="table-column">
      <style:table-column-properties style:column-width="15.928cm" style:rel-column-width="65535*"/>
    </style:style>
    <style:style style:name="Tabla6.A1" style:family="table-cell">
      <style:table-cell-properties fo:padding="0.097cm" fo:border="0.05pt solid #000000"/>
    </style:style>
    <style:style style:name="P1" style:family="paragraph" style:parent-style-name="Text_20_body">
      <style:paragraph-properties fo:margin-top="0cm" fo:margin-bottom="0cm" style:contextual-spacing="false" fo:text-align="justify" style:justify-single-word="false"/>
      <style:text-properties fo:color="#000000" loext:opacity="100%" style:font-name="Arial" fo:font-size="14pt" style:font-size-asian="14pt" style:font-size-complex="14pt"/>
    </style:style>
    <style:style style:name="P2" style:family="paragraph" style:parent-style-name="Text_20_body">
      <style:paragraph-properties fo:margin-top="0cm" fo:margin-bottom="0cm" style:contextual-spacing="false" fo:text-align="justify" style:justify-single-word="false"/>
      <style:text-properties fo:color="#000000" loext:opacity="100%" style:font-name="Arial" fo:font-size="10pt" style:font-size-asian="10pt" style:font-size-complex="10pt"/>
    </style:style>
    <style:style style:name="P3" style:family="paragraph" style:parent-style-name="Text_20_body">
      <style:paragraph-properties fo:margin-top="0cm" fo:margin-bottom="0cm" style:contextual-spacing="false" fo:text-align="justify" style:justify-single-word="false"/>
      <style:text-properties fo:color="#000000" loext:opacity="100%" style:font-name="Arial" fo:font-size="10pt" fo:font-weight="bold" style:font-size-asian="10pt" style:font-weight-asian="bold" style:font-size-complex="10pt" style:font-weight-complex="bold"/>
    </style:style>
    <style:style style:name="P4" style:family="paragraph" style:parent-style-name="Text_20_body">
      <style:paragraph-properties fo:margin-left="1.251cm" fo:margin-right="0cm" fo:margin-top="0cm" fo:margin-bottom="0cm" style:contextual-spacing="false" fo:text-indent="0cm" style:auto-text-indent="false"/>
    </style:style>
    <style:style style:name="P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 fo:font-size="10pt" style:font-size-asian="10pt" style:font-size-complex="10pt"/>
    </style:style>
    <style:style style:name="P6"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loext:opacity="100%" style:font-name="Arial" fo:font-size="10pt" fo:language="en" fo:country="US" style:font-size-asian="10pt" style:font-size-complex="10pt"/>
    </style:style>
    <style:style style:name="P7" style:family="paragraph" style:parent-style-name="Text_20_body">
      <style:paragraph-properties fo:margin-left="1.251cm" fo:margin-right="0cm" fo:margin-top="0cm" fo:margin-bottom="0cm" style:contextual-spacing="false" fo:text-indent="0cm" style:auto-text-indent="false"/>
      <style:text-properties style:font-name="Arial" fo:font-size="10pt" style:font-size-asian="10pt" style:font-size-complex="10pt"/>
    </style:style>
    <style:style style:name="P8" style:family="paragraph" style:parent-style-name="Text_20_body">
      <style:paragraph-properties fo:margin-left="1.251cm" fo:margin-right="0cm" fo:text-indent="0cm" style:auto-text-indent="false"/>
      <style:text-properties style:font-name="Arial" fo:font-size="10pt" style:font-size-asian="10pt" style:font-size-complex="10pt"/>
    </style:style>
    <style:style style:name="P9" style:family="paragraph" style:parent-style-name="Text_20_body">
      <style:paragraph-properties fo:margin-left="0cm" fo:margin-right="0cm" fo:margin-top="0cm" fo:margin-bottom="0cm" style:contextual-spacing="false" fo:text-indent="0cm" style:auto-text-indent="false"/>
      <style:text-properties fo:color="#003366" loext:opacity="100%"/>
    </style:style>
    <style:style style:name="P1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Arial" fo:font-size="10pt" fo:language="en" fo:country="US" style:font-size-asian="10pt" style:font-size-complex="10pt"/>
    </style:style>
    <style:style style:name="P1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Arial" fo:font-size="10pt" style:font-size-asian="10pt" style:font-size-complex="10pt"/>
    </style:style>
    <style:style style:name="P12" style:family="paragraph" style:parent-style-name="Standard">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style:font-name="Arial" fo:font-size="10pt" style:font-size-asian="10pt" style:font-size-complex="10pt"/>
    </style:style>
    <style:style style:name="P14" style:family="paragraph" style:parent-style-name="Text_20_body">
      <style:paragraph-properties fo:margin-left="0.635cm" fo:margin-right="0cm" fo:text-indent="0cm" style:auto-text-indent="false"/>
      <style:text-properties style:font-name="Arial" fo:font-size="10pt" style:font-size-asian="10pt" style:font-size-complex="10pt"/>
    </style:style>
    <style:style style:name="P15" style:family="paragraph" style:parent-style-name="Preformatted_20_Text">
      <style:text-properties style:font-name="Arial"/>
    </style:style>
    <style:style style:name="P16" style:family="paragraph" style:parent-style-name="Preformatted_20_Text">
      <style:text-properties style:font-name="Courier New" fo:font-size="10pt" style:font-name-asian="NSimSun" style:font-size-asian="10pt" style:font-name-complex="Courier New" style:font-size-complex="10pt"/>
    </style:style>
    <style:style style:name="P17" style:family="paragraph" style:parent-style-name="Preformatted_20_Text">
      <style:paragraph-properties fo:margin-top="0cm" fo:margin-bottom="0.499cm" style:contextual-spacing="false"/>
      <style:text-properties style:font-name="Arial" fo:font-size="10pt" style:font-name-asian="NSimSun" style:font-size-asian="10pt" style:font-name-complex="Courier New" style:font-size-complex="10pt"/>
    </style:style>
    <style:style style:name="P18" style:family="paragraph" style:parent-style-name="Standard">
      <style:paragraph-properties fo:text-align="justify" style:justify-single-word="false"/>
      <style:text-properties style:font-name="Arial" fo:font-size="10pt" style:font-size-asian="10pt" style:font-size-complex="10pt"/>
    </style:style>
    <style:style style:name="P19" style:family="paragraph" style:parent-style-name="Table_20_Contents">
      <style:text-properties style:font-name="Courier New" fo:font-size="10pt" style:font-name-asian="NSimSun" style:font-size-asian="10pt" style:font-name-complex="Courier New" style:font-size-complex="10pt"/>
    </style:style>
    <style:style style:name="P20" style:family="paragraph" style:parent-style-name="Table_20_Contents">
      <style:text-properties style:font-name="Arial" fo:font-size="10pt" style:font-name-asian="NSimSun" style:font-size-asian="10pt" style:font-name-complex="Courier New" style:font-size-complex="10pt"/>
    </style:style>
    <style:style style:name="P21" style:family="paragraph" style:parent-style-name="Text_20_body">
      <style:paragraph-properties fo:text-align="justify" style:justify-single-word="false"/>
      <style:text-properties style:font-name="Arial" fo:font-size="10pt" style:font-size-asian="10pt" style:font-size-complex="10pt"/>
    </style:style>
    <style:style style:name="P22" style:family="paragraph" style:parent-style-name="Preformatted_20_Text" style:list-style-name="L1"/>
    <style:style style:name="P23" style:family="paragraph" style:parent-style-name="Preformatted_20_Text" style:list-style-name="L1">
      <style:text-properties style:font-name="Arial"/>
    </style:style>
    <style:style style:name="P24" style:family="paragraph" style:parent-style-name="Preformatted_20_Text" style:list-style-name="L2">
      <style:text-properties style:font-name="Arial" fo:font-size="10pt" style:font-size-asian="10pt" style:font-size-complex="10pt"/>
    </style:style>
    <style:style style:name="P25" style:family="paragraph" style:parent-style-name="Preformatted_20_Text" style:list-style-name="L2">
      <style:text-properties style:font-name="Arial" fo:font-size="10pt" style:font-name-asian="NSimSun" style:font-size-asian="10pt" style:font-name-complex="Courier New" style:font-size-complex="10pt"/>
    </style:style>
    <style:style style:name="P26" style:family="paragraph" style:parent-style-name="Preformatted_20_Text" style:list-style-name="L2"/>
    <style:style style:name="P27" style:family="paragraph" style:parent-style-name="Preformatted_20_Text" style:list-style-name="L1">
      <style:paragraph-properties fo:margin-top="0cm" fo:margin-bottom="0.499cm" style:contextual-spacing="false"/>
      <style:text-properties style:font-name="Arial"/>
    </style:style>
    <style:style style:name="P28" style:family="paragraph" style:parent-style-name="Preformatted_20_Text" style:list-style-name="L2">
      <style:paragraph-properties fo:margin-top="0cm" fo:margin-bottom="0.499cm" style:contextual-spacing="false"/>
      <style:text-properties style:font-name="Arial" fo:font-size="10pt" style:font-name-asian="NSimSun" style:font-size-asian="10pt" style:font-name-complex="Courier New" style:font-size-complex="10pt"/>
    </style:style>
    <style:style style:name="P29" style:family="paragraph" style:parent-style-name="Standard" style:list-style-name="L2">
      <style:text-properties style:font-name="Arial" fo:font-size="10pt" style:font-size-asian="10pt" style:font-size-complex="10pt"/>
    </style:style>
    <style:style style:name="P30" style:family="paragraph" style:parent-style-name="Text_20_body" style:list-style-name="L3">
      <style:paragraph-properties fo:text-align="justify" style:justify-single-word="false"/>
      <style:text-properties style:font-name="Arial" fo:font-size="10pt" style:font-size-asian="10pt" style:font-size-complex="10pt"/>
    </style:style>
    <style:style style:name="P31" style:family="paragraph" style:parent-style-name="Text_20_body" style:list-style-name="L3">
      <style:paragraph-properties fo:margin-top="0cm" fo:margin-bottom="0cm" style:contextual-spacing="false" fo:text-align="justify" style:justify-single-word="false"/>
      <style:text-properties style:font-name="Arial" fo:font-size="10pt" style:font-size-asian="10pt" style:font-size-complex="10pt"/>
    </style:style>
    <style:style style:name="P32" style:family="paragraph" style:parent-style-name="Text_20_body">
      <style:paragraph-properties fo:margin-left="1.251cm" fo:margin-right="0cm" fo:margin-top="0cm" fo:margin-bottom="0cm" style:contextual-spacing="false" fo:text-align="justify" style:justify-single-word="false" fo:text-indent="0cm" style:auto-text-indent="false"/>
    </style:style>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officeooo:rsid="0020d190"/>
    </style:style>
    <style:style style:name="T4" style:family="text">
      <style:text-properties fo:color="#000000" loext:opacity="100%" style:font-name="Arial" fo:font-size="10pt" style:font-size-asian="10pt" style:font-size-complex="10pt"/>
    </style:style>
    <style:style style:name="T5" style:family="text">
      <style:text-properties fo:color="#000000" loext:opacity="100%" style:font-name="Arial" fo:font-size="10pt" officeooo:rsid="0020d190" style:font-size-asian="10pt" style:font-size-complex="10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DTDs SIN ATRIBUTOS</text:p>
      <text:p text:style-name="P2"/>
      <text:p text:style-name="P2">1-<text:span text:style-name="T2"> Escribe DTDs para los siguientes:</text:span></text:p>
      <text:p text:style-name="P3"/>
      <text:p text:style-name="P5">a) El elemento raíz XXX puede contener ninguno, uno o varios elementos AAA seguido de exactamente un elemento BBB. El elemento BBB tiene que estar siempre presente. </text:p>
      <text:p text:style-name="P5"/>
      <text:p text:style-name="P32"><text:span text:style-name="T4">b) <text:s/>El elemento raíz XXX puede contener un elemento AAA seguido de exactamente un elemento BBB. El elemento BBB </text:span><text:span text:style-name="T5">puede aparecer <text:s/>(una vez) o no.</text:span><text:span text:style-name="T4"> </text:span></text:p>
      <text:p text:style-name="P5"> </text:p>
      <text:p text:style-name="P5">c)El elemento raíz XXX puede contener un elemento AAA seguido de uno o más elementos BBB. El elemento AAA puede contener un elemento CCC y varios elementos DDD. El elemento BBB tiene que contener, exactamente, un elemento CCC y un elemento DDD: </text:p>
      <text:p text:style-name="P5">Los elementos en AAA no son obligatorios: </text:p>
      <text:p text:style-name="P6"/>
      <text:p text:style-name="P5">d) El elemento raíz XXX debe contener un elemento AAA seguido de un elemento BBB. El elemento AAA tiene que contener un elemento CCC seguido de un elemento DDD. El elemento BBB tiene que contener bien un elemento CCC o bien un elemento DDD: </text:p>
      <text:p text:style-name="P5"> </text:p>
      <text:p text:style-name="P5">e) El elemento AAA puede contener o bien BBB o CCC. Por otro lado el elemento BBB puede contener cualquier combinación de texto y elementos CCC.: </text:p>
      <text:p text:style-name="P10"><text:s text:c="2"/></text:p>
      <text:p text:style-name="P11"><text:s text:c="4"/><text:span text:style-name="T2"><text:s text:c="2"/>Escribe DTDs para:</text:span></text:p>
      <text:p text:style-name="P9"> </text:p>
      <text:p text:style-name="P9">2-</text:p>
      <table:table table:name="Tabla1" table:style-name="Tabla1">
        <table:table-column table:style-name="Tabla1.A"/>
        <table:table-row>
          <table:table-cell table:style-name="Tabla1.A1" office:value-type="string">
            <text:p text:style-name="P7">&lt;valores&gt; </text:p>
            <text:p text:style-name="P7">&lt;accion&gt; </text:p>
            <text:p text:style-name="P7">&lt;mercado&gt; Madrid &lt;/mercado&gt; </text:p>
            <text:p text:style-name="P7">&lt;mercadoabierto&gt; Si &lt;/mercadoabierto&gt; </text:p>
            <text:p text:style-name="P7">&lt;/accion&gt; </text:p>
            <text:p text:style-name="P8">&lt;/valores&gt; </text:p>
          </table:table-cell>
        </table:table-row>
      </table:table>
      <text:p text:style-name="P4"/>
      <text:p text:style-name="P12">3-</text:p>
      <table:table table:name="Tabla2" table:style-name="Tabla2">
        <table:table-column table:style-name="Tabla2.A"/>
        <table:table-row>
          <table:table-cell table:style-name="Tabla2.A1" office:value-type="string">
            <text:p text:style-name="Standard"/>
            <text:p text:style-name="P14"><text:s/>&lt;agenda&gt;</text:p>
            <text:p text:style-name="P14"><text:s text:c="3"/>&lt;persona&gt;</text:p>
            <text:p text:style-name="P13"><text:s text:c="13"/>&lt;nombre&gt;Ricardo Borriquero&lt;/nombre&gt;</text:p>
            <text:p text:style-name="P14"><text:s text:c="7"/>&lt;tlf&gt;951345678&lt;/tlf&gt;</text:p>
            <text:p text:style-name="P14"><text:s text:c="4"/>&lt;/persona&gt;</text:p>
            <text:p text:style-name="P14"><text:s text:c="2"/>&lt;persona&gt;</text:p>
            <text:p text:style-name="P14"><text:s text:c="4"/>&lt;nombre&gt;Eva Risto&lt;/nombre&gt;</text:p>
            <text:p text:style-name="P14"><text:s text:c="5"/>&lt;tlf&gt;955837659&lt;/tlf&gt;</text:p>
            <text:p text:style-name="P14"><text:s text:c="2"/>&lt;/persona&gt;</text:p>
            <text:p text:style-name="P14"><text:s text:c="2"/>&lt;/agenda&gt;</text:p>
          </table:table-cell>
        </table:table-row>
      </table:table>
      <text:p text:style-name="Standard"/>
      <text:p text:style-name="Standard"/>
      <text:p text:style-name="Standard"/>
      <text:p text:style-name="Standard"/>
      <text:p text:style-name="Standard"/>
      <text:p text:style-name="Standard"/>
      <text:p text:style-name="Standard">4-</text:p>
      <table:table table:name="Tabla3" table:style-name="Tabla3">
        <table:table-column table:style-name="Tabla3.A"/>
        <table:table-row>
          <table:table-cell table:style-name="Tabla3.A1" office:value-type="string">
            <text:list xml:id="list4236962502" text:style-name="L1">
              <text:list-header>
                <text:p text:style-name="P23">&lt;citas&gt;</text:p>
                <text:p text:style-name="P23"><text:s text:c="4"/>&lt;cita&gt;</text:p>
                <text:p text:style-name="P23"><text:soft-page-break/><text:s text:c="4"/>&lt;autor&gt;Groucho Marx&lt;/autor&gt;</text:p>
                <text:p text:style-name="P23"><text:s text:c="4"/>&lt;fechas&gt;1890 - 1977&lt;/fechas&gt;</text:p>
                <text:p text:style-name="P23"><text:s text:c="4"/>&lt;texto&gt;No reírse de nada es de tontos, reírse de todo es de estúpidos.&lt;/texto&gt;</text:p>
                <text:p text:style-name="P23"><text:s text:c="2"/>&lt;/cita&gt;</text:p>
                <text:p text:style-name="P23"><text:s text:c="2"/>&lt;cita&gt;</text:p>
                <text:p text:style-name="P23"><text:s text:c="4"/>&lt;autor&gt;Isaac Asimov&lt;/autor&gt;</text:p>
                <text:p text:style-name="P23"><text:s text:c="4"/>&lt;fechas&gt;1920 - 1992&lt;/fechas&gt;</text:p>
                <text:p text:style-name="P23"><text:s text:c="4"/>&lt;texto&gt;La primera ley de la dietética parece ser: si está bueno, es malo para usted.&lt;/texto&gt;</text:p>
                <text:p text:style-name="P23"><text:s text:c="2"/>&lt;/cita&gt;</text:p>
                <text:p text:style-name="P23"><text:s text:c="2"/>&lt;cita&gt;</text:p>
                <text:p text:style-name="P23"><text:s text:c="4"/>&lt;autor&gt;Will Rogers&lt;/autor&gt;</text:p>
                <text:p text:style-name="P23"><text:s text:c="4"/>&lt;fechas&gt;1879 - 1935&lt;/fechas&gt;</text:p>
                <text:p text:style-name="P23"><text:s text:c="4"/>&lt;texto&gt;Todo ha cambiado. La gente se toma a los humoristas en serio y a los políticos en broma.&lt;/texto&gt;</text:p>
                <text:p text:style-name="P23"><text:s text:c="2"/>&lt;/cita&gt;</text:p>
                <text:p text:style-name="P27">&lt;/citas&gt;</text:p>
              </text:list-header>
            </text:list>
            <text:p text:style-name="P16"/>
          </table:table-cell>
        </table:table-row>
      </table:table>
      <text:list xml:id="list91614870114766" text:continue-numbering="true" text:style-name="L1">
        <text:list-header>
          <text:p text:style-name="P22"/>
        </text:list-header>
      </text:list>
      <text:list xml:id="list1063782027" text:style-name="L2">
        <text:list-header>
          <text:p text:style-name="P26"/>
        </text:list-header>
      </text:list>
      <text:p text:style-name="Preformatted_20_Text">5-</text:p>
      <table:table table:name="Tabla4" table:style-name="Tabla4">
        <table:table-column table:style-name="Tabla4.A"/>
        <table:table-row>
          <table:table-cell table:style-name="Tabla4.A1" office:value-type="string">
            <text:list xml:id="list91614513356892" text:continue-numbering="true" text:style-name="L2">
              <text:list-header>
                <text:p text:style-name="P24">&lt;libros&gt;</text:p>
                <text:p text:style-name="P24"><text:s text:c="2"/>&lt;libro&gt;</text:p>
                <text:p text:style-name="P24"><text:s text:c="4"/>&lt;titulo&gt; <text:s text:c="4"/>&lt;/titulo&gt;</text:p>
                <text:p text:style-name="P24"><text:s text:c="4"/>&lt;informatica/&gt;</text:p>
                <text:p text:style-name="P24"><text:s text:c="2"/>&lt;/libro&gt;</text:p>
                <text:p text:style-name="P29"><text:s/>&lt;libro&gt;</text:p>
                <text:p text:style-name="P24"><text:s text:c="3"/>&lt;titulo&gt; <text:s text:c="4"/>&lt;/titulo&gt;</text:p>
                <text:p text:style-name="P24"><text:s text:c="4"/>&lt;electronica/&gt;</text:p>
                <text:p text:style-name="P24"><text:s text:c="2"/>&lt;/libro&gt;</text:p>
                <text:p text:style-name="P25">&lt;/libros&gt;</text:p>
              </text:list-header>
            </text:list>
          </table:table-cell>
        </table:table-row>
      </table:table>
      <text:p text:style-name="Preformatted_20_Text"/>
      <text:list xml:id="list91615337206471" text:continue-numbering="true" text:style-name="L2">
        <text:list-header>
          <text:p text:style-name="P26"><text:s text:c="2"/></text:p>
        </text:list-header>
      </text:list>
      <text:p text:style-name="Standard">6-</text:p>
      <table:table table:name="Tabla5" table:style-name="Tabla5">
        <table:table-column table:style-name="Tabla5.A"/>
        <table:table-row>
          <table:table-cell table:style-name="Tabla5.A1" office:value-type="string">
            <text:list xml:id="list91616037519436" text:continue-numbering="true" text:style-name="L2">
              <text:list-header>
                <text:p text:style-name="P24">&lt;contabilidad&gt;</text:p>
                <text:p text:style-name="P24"><text:s text:c="2"/>&lt;notas&gt;</text:p>
                <text:p text:style-name="P24"><text:s text:c="4"/>&lt;ingreso/&gt;</text:p>
                <text:p text:style-name="P24"><text:s text:c="4"/>&lt;fecha&gt;14 de octubre de 2013&lt;/fecha&gt;</text:p>
                <text:p text:style-name="P24"><text:s text:c="4"/>&lt;cantidad&gt;1800 €&lt;/cantidad&gt;</text:p>
                <text:p text:style-name="P24"><text:s text:c="4"/>&lt;concepto&gt;Ventas&lt;/concepto&gt;</text:p>
                <text:p text:style-name="P24"><text:s/>&lt;/notas&gt;</text:p>
                <text:p text:style-name="P24"><text:s text:c="2"/>&lt;notas&gt;</text:p>
                <text:p text:style-name="P24"><text:s text:c="4"/>&lt;gasto/&gt;</text:p>
                <text:p text:style-name="P24"><text:s text:c="4"/>&lt;fecha&gt;11 de febrero de 2013&lt;/fecha&gt;</text:p>
                <text:p text:style-name="P24"><text:s text:c="4"/>&lt;cantidad&gt;44,25 €&lt;/cantidad&gt;</text:p>
                <text:p text:style-name="P24"><text:s text:c="4"/>&lt;concepto&gt;Recibo agua&lt;/concepto&gt;</text:p>
                <text:p text:style-name="P24"><text:s text:c="3"/>&lt;/notas&gt;</text:p>
                <text:p text:style-name="P29">&lt;notas&gt;</text:p>
                <text:p text:style-name="P24"><text:s text:c="4"/>&lt;ingreso/&gt;</text:p>
                <text:p text:style-name="P24"><text:s text:c="4"/>&lt;fecha&gt;12 de octubre de 2013&lt;/fecha&gt;</text:p>
                <text:p text:style-name="P24"><text:s text:c="4"/>&lt;cantidad&gt;18000 €&lt;/cantidad&gt;</text:p>
                <text:p text:style-name="P24"><text:s text:c="4"/>&lt;concepto&gt;Premio lotería&lt;/concepto&gt;</text:p>
                <text:p text:style-name="P24"><text:s/>&lt;/notas&gt;</text:p>
                <text:p text:style-name="P28">&lt;/contabilidad&gt;</text:p>
              </text:list-header>
            </text:list>
          </table:table-cell>
        </table:table-row>
      </table:table>
      <text:p text:style-name="Preformatted_20_Text"/>
      <text:p text:style-name="Preformatted_20_Text"/>
      <text:p text:style-name="Preformatted_20_Text"/>
      <text:p text:style-name="Preformatted_20_Text"/>
      <text:p text:style-name="Preformatted_20_Text">7-</text:p>
      <table:table table:name="Table1" table:style-name="Table1">
        <table:table-column table:style-name="Table1.A"/>
        <text:soft-page-break/>
        <table:table-row>
          <table:table-cell table:style-name="Table1.A1" office:value-type="string">
            <text:p text:style-name="P20">&lt;clients&gt;<text:line-break/>&lt;person&gt;<text:line-break/>&lt;name&gt; Pedro &lt;/name&gt;</text:p>
            <text:p text:style-name="P20">&lt;cod/&gt;<text:line-break/>&lt;visa&gt; 262323 &lt;/visa&gt;<text:line-break/>&lt;/person&gt;<text:line-break/>&lt;person&gt;<text:line-break/>&lt;name&gt; Homer &lt;/name&gt;<text:line-break/>&lt;visa&gt; 24523 &lt;/visa&gt;<text:line-break/>&lt;/person&gt;<text:line-break/>&lt;person&gt;</text:p>
            <text:p text:style-name="P20">&lt;name&gt; Terrance &lt;/name&gt;</text:p>
            <text:p text:style-name="P19"><text:span text:style-name="T1">&lt;cod/&gt;<text:line-break/>&lt;visa&gt; 24354 &lt;/visa&gt;<text:line-break/>&lt;/person&gt;</text:span><text:line-break/>&lt;/clients&gt; </text:p>
          </table:table-cell>
        </table:table-row>
      </table:table>
      <text:p text:style-name="Preformatted_20_Text"/>
      <text:p text:style-name="Preformatted_20_Text"/>
      <text:p text:style-name="Preformatted_20_Text">8-</text:p>
      <table:table table:name="Tabla6" table:style-name="Tabla6">
        <table:table-column table:style-name="Tabla6.A"/>
        <table:table-row>
          <table:table-cell table:style-name="Tabla6.A1" office:value-type="string">
            <text:p text:style-name="Preformatted_20_Text">&lt;<text:span text:style-name="T1">lenguajes&gt;</text:span></text:p>
            <text:p text:style-name="P15"><text:s text:c="2"/>&lt;lenguaje&gt;</text:p>
            <text:p text:style-name="P15"><text:s text:c="4"/>&lt;nombre&gt;C&lt;/nombre&gt;</text:p>
            <text:p text:style-name="P15"><text:s text:c="4"/>&lt;creador&gt;Dennis Ritchie&lt;/creador&gt;</text:p>
            <text:p text:style-name="P15"><text:s text:c="4"/>&lt;fecha&gt;1973&lt;/fecha&gt;</text:p>
            <text:p text:style-name="P15"><text:s text:c="4"/>&lt;compilado /&gt;</text:p>
            <text:p text:style-name="P15"><text:s text:c="2"/>&lt;/lenguaje&gt;</text:p>
            <text:p text:style-name="P15"><text:s text:c="2"/>&lt;lenguaje&gt;</text:p>
            <text:p text:style-name="P15"><text:s text:c="4"/>&lt;nombre&gt;Python&lt;/nombre&gt;</text:p>
            <text:p text:style-name="P15"><text:s text:c="4"/>&lt;creador&gt;Guido van Rossum&lt;/creador&gt;</text:p>
            <text:p text:style-name="P15"><text:s text:c="4"/>&lt;fecha&gt;1991&lt;/fecha&gt;</text:p>
            <text:p text:style-name="P15"><text:s text:c="4"/>&lt;interpretado /&gt;</text:p>
            <text:p text:style-name="P15"><text:s text:c="2"/>&lt;/lenguaje&gt;</text:p>
            <text:p text:style-name="P15"><text:s text:c="2"/>&lt;lenguaje&gt;</text:p>
            <text:p text:style-name="P15"><text:s text:c="4"/>&lt;nombre&gt;PHP&lt;/nombre&gt;</text:p>
            <text:p text:style-name="P15"><text:s text:c="4"/>&lt;creador&gt;Rasmus Lerdorf&lt;/creador&gt;</text:p>
            <text:p text:style-name="P15"><text:s text:c="4"/>&lt;fecha&gt;1995&lt;/fecha&gt;</text:p>
            <text:p text:style-name="P15"><text:s text:c="4"/>&lt;interpretado /&gt;</text:p>
            <text:p text:style-name="P15"><text:s text:c="2"/>&lt;/lenguaje&gt;</text:p>
            <text:p text:style-name="P15"><text:s text:c="2"/>&lt;lenguaje&gt;</text:p>
            <text:p text:style-name="P15"><text:s text:c="4"/>&lt;nombre&gt;XSLT&lt;/nombre&gt;</text:p>
            <text:p text:style-name="P15"><text:s text:c="4"/>&lt;creador&gt;James Clark&lt;/creador&gt;</text:p>
            <text:p text:style-name="P15"><text:s text:c="4"/>&lt;fecha&gt;1998&lt;/fecha&gt;</text:p>
            <text:p text:style-name="P15"><text:s text:c="4"/>&lt;interpretado /&gt;</text:p>
            <text:p text:style-name="P15"><text:s text:c="2"/>&lt;/lenguaje&gt;</text:p>
            <text:p text:style-name="P17">&lt;/lenguajes&gt;</text:p>
          </table:table-cell>
        </table:table-row>
      </table:table>
      <text:p text:style-name="Preformatted_20_Text"/>
      <text:p text:style-name="P21">9- Escribe un documento válido que contenga la siguiente información:</text:p>
      <text:list xml:id="list3316631260" text:style-name="L3">
        <text:list-item>
          <text:p text:style-name="P31">España es una monarquía, con una superficie de 504.645 km², tiene frontera con Francia y su moneda es el euro y era la peseta. </text:p>
        </text:list-item>
        <text:list-item>
          <text:p text:style-name="P31">Francia es un república , con una superficie de 675.417 km², tiene frontera con España y Suiza y su moneda es el euro y era el franco francés. </text:p>
        </text:list-item>
        <text:list-item>
          <text:p text:style-name="P30">Suiza es un república , con una superficie de 41.290 km², tiene frontera con Francia y su moneda es el franco suizo. </text:p>
        </text:list-item>
      </text:list>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initial-creator>e e</meta:initial-creator>
    <meta:creation-date>2013-10-10T17:29:11</meta:creation-date>
    <dc:date>2021-10-14T09:13:09.467000000</dc:date>
    <dc:language>es-ES</dc:language>
    <meta:editing-cycles>9</meta:editing-cycles>
    <meta:editing-duration>PT1H18M57S</meta:editing-duration>
    <meta:document-statistic meta:table-count="7" meta:image-count="0" meta:object-count="0" meta:page-count="3" meta:paragraph-count="118" meta:word-count="487" meta:character-count="3739" meta:non-whitespace-character-count="3083"/>
    <meta:user-defined meta:name="Info 1"/>
    <meta:user-defined meta:name="Info 2"/>
    <meta:user-defined meta:name="Info 3"/>
    <meta:user-defined meta:name="Info 4"/>
  </office:meta>
</office:document-meta>
</file>